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5" table:number-columns-repeated="16379"/>
        <table:table-row table:style-name="ro1">
          <table:table-cell table:style-name="ce1" office:value-type="string" calcext:value-type="string">
            <text:p>Bandbreite(kHz)</text:p>
          </table:table-cell>
          <table:table-cell table:style-name="ce1" office:value-type="string" calcext:value-type="string">
            <text:p>CodingRate</text:p>
          </table:table-cell>
          <table:table-cell table:style-name="ce1" office:value-type="string" calcext:value-type="string">
            <text:p>SpreadingFactor</text:p>
          </table:table-cell>
          <table:table-cell table:style-name="ce1" office:value-type="string" calcext:value-type="string">
            <text:p>Preamble</text:p>
          </table:table-cell>
          <table:table-cell table:style-name="ce2" office:value-type="string" calcext:value-type="string">
            <text:p>Datenrate(bps)</text:p>
          </table:table-cell>
          <table:table-cell table:style-name="ce1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750" calcext:value-type="float">
            <text:p>1875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625" calcext:value-type="float">
            <text:p>1562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392.86" calcext:value-type="float">
            <text:p>1339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718.75" calcext:value-type="float">
            <text:p>1171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937.5" calcext:value-type="float">
            <text:p>1093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375" calcext:value-type="float">
            <text:p>937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114.58" calcext:value-type="float">
            <text:p>911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812.5" calcext:value-type="float">
            <text:p>781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812.5" calcext:value-type="float">
            <text:p>781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35.94" calcext:value-type="float">
            <text:p>683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96.43" calcext:value-type="float">
            <text:p>669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50" calcext:value-type="float">
            <text:p>625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59.38" calcext:value-type="float">
            <text:p>585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68.75" calcext:value-type="float">
            <text:p>546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08.33" calcext:value-type="float">
            <text:p>520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87.5" calcext:value-type="float">
            <text:p>468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57.29" calcext:value-type="float">
            <text:p>455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64.29" calcext:value-type="float">
            <text:p>446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06.25" calcext:value-type="float">
            <text:p>390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06.25" calcext:value-type="float">
            <text:p>390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906.25" calcext:value-type="float">
            <text:p>390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15.63" calcext:value-type="float">
            <text:p>351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17.97" calcext:value-type="float">
            <text:p>341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48.21" calcext:value-type="float">
            <text:p>334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25" calcext:value-type="float">
            <text:p>312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29.69" calcext:value-type="float">
            <text:p>293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29.69" calcext:value-type="float">
            <text:p>293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34.38" calcext:value-type="float">
            <text:p>273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04.17" calcext:value-type="float">
            <text:p>260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11.16" calcext:value-type="float">
            <text:p>251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43.75" calcext:value-type="float">
            <text:p>234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78.65" calcext:value-type="float">
            <text:p>227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32.14" calcext:value-type="float">
            <text:p>223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97.27" calcext:value-type="float">
            <text:p>219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53.13" calcext:value-type="float">
            <text:p>195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53.13" calcext:value-type="float">
            <text:p>195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953.13" calcext:value-type="float">
            <text:p>195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53.13" calcext:value-type="float">
            <text:p>195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57.81" calcext:value-type="float">
            <text:p>175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08.98" calcext:value-type="float">
            <text:p>170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74.11" calcext:value-type="float">
            <text:p>167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27.6" calcext:value-type="float">
            <text:p>162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62.5" calcext:value-type="float">
            <text:p>156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64.84" calcext:value-type="float">
            <text:p>146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64.84" calcext:value-type="float">
            <text:p>146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95.09" calcext:value-type="float">
            <text:p>139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67.19" calcext:value-type="float">
            <text:p>136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02.08" calcext:value-type="float">
            <text:p>130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55.58" calcext:value-type="float">
            <text:p>125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20.7" calcext:value-type="float">
            <text:p>122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71.88" calcext:value-type="float">
            <text:p>117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39.32" calcext:value-type="float">
            <text:p>113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16.07" calcext:value-type="float">
            <text:p>111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98.63" calcext:value-type="float">
            <text:p>109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74.22" calcext:value-type="float">
            <text:p>107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6.56" calcext:value-type="float">
            <text:p>97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6.56" calcext:value-type="float">
            <text:p>97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76.56" calcext:value-type="float">
            <text:p>97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76.56" calcext:value-type="float">
            <text:p>97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95.18" calcext:value-type="float">
            <text:p>89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78.91" calcext:value-type="float">
            <text:p>87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54.49" calcext:value-type="float">
            <text:p>85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7.05" calcext:value-type="float">
            <text:p>83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3.8" calcext:value-type="float">
            <text:p>81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1.25" calcext:value-type="float">
            <text:p>78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67.29" calcext:value-type="float">
            <text:p>76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2.42" calcext:value-type="float">
            <text:p>73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32.42" calcext:value-type="float">
            <text:p>73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7.54" calcext:value-type="float">
            <text:p>69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3.59" calcext:value-type="float">
            <text:p>68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71.39" calcext:value-type="float">
            <text:p>67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1.04" calcext:value-type="float">
            <text:p>65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7.79" calcext:value-type="float">
            <text:p>62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10.35" calcext:value-type="float">
            <text:p>61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85.94" calcext:value-type="float">
            <text:p>58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9.66" calcext:value-type="float">
            <text:p>57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8.04" calcext:value-type="float">
            <text:p>55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49.32" calcext:value-type="float">
            <text:p>54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7.11" calcext:value-type="float">
            <text:p>53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88.28" calcext:value-type="float">
            <text:p>48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88.28" calcext:value-type="float">
            <text:p>48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8.28" calcext:value-type="float">
            <text:p>48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8.28" calcext:value-type="float">
            <text:p>48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7.59" calcext:value-type="float">
            <text:p>44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9.45" calcext:value-type="float">
            <text:p>43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7.25" calcext:value-type="float">
            <text:p>42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18.53" calcext:value-type="float">
            <text:p>41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6.9" calcext:value-type="float">
            <text:p>40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0.63" calcext:value-type="float">
            <text:p>39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3.65" calcext:value-type="float">
            <text:p>38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6.21" calcext:value-type="float">
            <text:p>36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6.21" calcext:value-type="float">
            <text:p>36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8.77" calcext:value-type="float">
            <text:p>34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5.69" calcext:value-type="float">
            <text:p>33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5.52" calcext:value-type="float">
            <text:p>32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3.89" calcext:value-type="float">
            <text:p>31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5.18" calcext:value-type="float">
            <text:p>30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2.97" calcext:value-type="float">
            <text:p>29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9.02" calcext:value-type="float">
            <text:p>27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74.66" calcext:value-type="float">
            <text:p>27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68.55" calcext:value-type="float">
            <text:p>26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44.14" calcext:value-type="float">
            <text:p>24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4.14" calcext:value-type="float">
            <text:p>24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4.14" calcext:value-type="float">
            <text:p>24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3.8" calcext:value-type="float">
            <text:p>22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9.73" calcext:value-type="float">
            <text:p>22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9.26" calcext:value-type="float">
            <text:p>209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3.45" calcext:value-type="float">
            <text:p>20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1.82" calcext:value-type="float">
            <text:p>19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11" calcext:value-type="float">
            <text:p>18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3.11" calcext:value-type="float">
            <text:p>18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4.39" calcext:value-type="float">
            <text:p>17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7.85" calcext:value-type="float">
            <text:p>16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6.95" calcext:value-type="float">
            <text:p>15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2.59" calcext:value-type="float">
            <text:p>15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6.48" calcext:value-type="float">
            <text:p>14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7.33" calcext:value-type="float">
            <text:p>13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4.28" calcext:value-type="float">
            <text:p>13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2.07" calcext:value-type="float">
            <text:p>12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2.07" calcext:value-type="float">
            <text:p>12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1.9" calcext:value-type="float">
            <text:p>11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4.63" calcext:value-type="float">
            <text:p>105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1.73" calcext:value-type="float">
            <text:p>10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5.91" calcext:value-type="float">
            <text:p>9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1.55" calcext:value-type="float">
            <text:p>9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19" calcext:value-type="float">
            <text:p>8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3.92" calcext:value-type="float">
            <text:p>84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6.29" calcext:value-type="float">
            <text:p>7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3.24" calcext:value-type="float">
            <text:p>73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7.14" calcext:value-type="float">
            <text:p>6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1.04" calcext:value-type="float">
            <text:p>6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.95" calcext:value-type="float">
            <text:p>5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2.32" calcext:value-type="float">
            <text:p>5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.96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.78" calcext:value-type="float">
            <text:p>4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1.96" calcext:value-type="float">
            <text:p>42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.62" calcext:value-type="float">
            <text:p>37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.52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.1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.89" calcext:value-type="float">
            <text:p>23</text:p>
          </table:table-cell>
          <table:table-cell table:style-name="Default" table:number-columns-repeated="16379"/>
        </table:table-row>
        <table:table-row table:style-name="ro1" table:number-rows-repeated="1048434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__Anonymous_Sheet_DB__0" table:target-range-address="Tabelle1.A1:Tabelle1.E14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.00.0000</text:date>, <text:time style:data-style-name="N2" text:time-value="23:49:14.701955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23:46:39.380971100</meta:creation-date>
    <dc:date>2026-01-10T23:52:36.146322200</dc:date>
    <meta:editing-duration>PT4M42S</meta:editing-duration>
    <meta:editing-cycles>3</meta:editing-cycles>
    <meta:generator>LibreOffice/25.8.3.2$Windows_X86_64 LibreOffice_project/8ca8d55c161d602844f5428fa4b58097424e324e</meta:generator>
    <meta:document-statistic meta:table-count="1" meta:cell-count="705" meta:object-count="0"/>
  </office:meta>
</office:document-meta>
</file>